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Validator.compare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lidator.getTotalDigit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lidator.getDataLength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lidator.isIdentical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ypeValidator.getFractionDigits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lidator.checkExtraRules( Object value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Validator.isDigi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lidator.getDigit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